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naire – PCR Design Program</text:p>
      <text:p text:style-name="Standard"/>
      <text:p text:style-name="Standard"/>
      <text:p text:style-name="Standard">1.</text:p>
      <text:p text:style-name="Standard">2.</text:p>
      <text:p text:style-name="Standard">3.</text:p>
      <text:p text:style-name="Standard">4.</text:p>
      <text:p text:style-name="Standard">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2-03T18:54:41</meta:creation-date>
    <dc:date>2013-02-03T18:55:20</dc:date>
    <dc:creator>ross murray</dc:creator>
    <meta:editing-duration>PT39S</meta:editing-duration>
    <meta:editing-cycles>1</meta:editing-cycles>
    <meta:generator>LibreOffice/3.4$Unix LibreOffice_project/340m1$Build-502</meta:generator>
    <meta:document-statistic meta:table-count="0" meta:image-count="0" meta:object-count="0" meta:page-count="1" meta:paragraph-count="6" meta:word-count="10" meta:character-count="44" meta:non-whitespace-character-count="40"/>
  </office:meta>
</office:document-meta>
</file>